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1-Score C</text:p>
          </table:table-cell>
          <table:table-cell table:style-name="ce1" office:value-type="string" calcext:value-type="string">
            <text:p>Recall C</text:p>
          </table:table-cell>
          <table:table-cell table:style-name="ce1" office:value-type="string" calcext:value-type="string">
            <text:p>Precision C</text:p>
          </table:table-cell>
          <table:table-cell table:style-name="ce1" office:value-type="string" calcext:value-type="string">
            <text:p>Acc Mac C</text:p>
          </table:table-cell>
          <table:table-cell table:style-name="ce1" office:value-type="string" calcext:value-type="string">
            <text:p>Acc Mic C</text:p>
          </table:table-cell>
          <table:table-cell table:style-name="ce1" office:value-type="string" calcext:value-type="string">
            <text:p>Recall O</text:p>
          </table:table-cell>
          <table:table-cell table:style-name="ce1" office:value-type="string" calcext:value-type="string">
            <text:p>Precision O</text:p>
          </table:table-cell>
          <table:table-cell table:style-name="ce1" office:value-type="string" calcext:value-type="string">
            <text:p>Acc Mac O</text:p>
          </table:table-cell>
          <table:table-cell table:style-name="ce1" office:value-type="string" calcext:value-type="string">
            <text:p>Acc Mic O</text:p>
          </table:table-cell>
          <table:table-cell table:style-name="ce1" office:value-type="string" calcext:value-type="string">
            <text:p>Recall S</text:p>
          </table:table-cell>
          <table:table-cell table:style-name="ce1" office:value-type="string" calcext:value-type="string">
            <text:p>Precision S</text:p>
          </table:table-cell>
          <table:table-cell table:style-name="ce1" office:value-type="string" calcext:value-type="string">
            <text:p>Acc Mac S</text:p>
          </table:table-cell>
          <table:table-cell table:style-name="ce1" office:value-type="string" calcext:value-type="string">
            <text:p>Acc Mic S</text:p>
          </table:table-cell>
          <table:table-cell table:style-name="ce1" office:value-type="string" calcext:value-type="string">
            <text:p>Recall G</text:p>
          </table:table-cell>
          <table:table-cell table:style-name="ce1" office:value-type="string" calcext:value-type="string">
            <text:p>Precision G</text:p>
          </table:table-cell>
          <table:table-cell table:style-name="ce1" office:value-type="string" calcext:value-type="string">
            <text:p>Acc Mac G</text:p>
          </table:table-cell>
          <table:table-cell table:style-name="ce1" office:value-type="string" calcext:value-type="string">
            <text:p>Acc Mic G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DecisionTree</text:p>
          </table:table-cell>
          <table:table-cell table:formula="of:=2*(([.C2]*[.D2])/([.C2]+[.D2]))" office:value-type="float" office:value="0.0312478293810749" calcext:value-type="float">
            <text:p>0.0312478294</text:p>
          </table:table-cell>
          <table:table-cell office:value-type="float" office:value="0.0240975422427" calcext:value-type="float">
            <text:p>0.0240975422</text:p>
          </table:table-cell>
          <table:table-cell office:value-type="float" office:value="0.0444317315027" calcext:value-type="float">
            <text:p>0.0444317315</text:p>
          </table:table-cell>
          <table:table-cell office:value-type="float" office:value="0.949152542373" calcext:value-type="float">
            <text:p>0.9491525424</text:p>
          </table:table-cell>
          <table:table-cell office:value-type="float" office:value="0.0847457627119" calcext:value-type="float">
            <text:p>0.0847457627</text:p>
          </table:table-cell>
          <table:table-cell office:value-type="float" office:value="0.301587301587" calcext:value-type="float">
            <text:p>0.3015873016</text:p>
          </table:table-cell>
          <table:table-cell office:value-type="float" office:value="0.293895348837" calcext:value-type="float">
            <text:p>0.2938953488</text:p>
          </table:table-cell>
          <table:table-cell office:value-type="float" office:value="0.703389830508" calcext:value-type="float">
            <text:p>0.7033898305</text:p>
          </table:table-cell>
          <table:table-cell office:value-type="float" office:value="0.406779661017" calcext:value-type="float">
            <text:p>0.406779661</text:p>
          </table:table-cell>
          <table:table-cell office:value-type="float" office:value="0.400580720093" calcext:value-type="float">
            <text:p>0.4005807201</text:p>
          </table:table-cell>
          <table:table-cell office:value-type="float" office:value="0.394191693924" calcext:value-type="float">
            <text:p>0.3941916939</text:p>
          </table:table-cell>
          <table:table-cell office:value-type="float" office:value="0.723163841808" calcext:value-type="float">
            <text:p>0.7231638418</text:p>
          </table:table-cell>
          <table:table-cell office:value-type="float" office:value="0.584745762712" calcext:value-type="float">
            <text:p>0.5847457627</text:p>
          </table:table-cell>
          <table:table-cell office:value-type="float" office:value="0.186997126437" calcext:value-type="float">
            <text:p>0.1869971264</text:p>
          </table:table-cell>
          <table:table-cell office:value-type="float" office:value="0.148611111111" calcext:value-type="float">
            <text:p>0.1486111111</text:p>
          </table:table-cell>
          <table:table-cell office:value-type="float" office:value="0.813559322034" calcext:value-type="float">
            <text:p>0.813559322</text:p>
          </table:table-cell>
          <table:table-cell office:value-type="float" office:value="0.254237288136" calcext:value-type="float">
            <text:p>0.25423728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Kneighbors</text:p>
          </table:table-cell>
          <table:table-cell table:formula="of:=2*(([.C3]*[.D3])/([.C3]+[.D3]))" office:value-type="float" office:value="0.129317351473288" calcext:value-type="float">
            <text:p>0.1293173515</text:p>
          </table:table-cell>
          <table:table-cell office:value-type="float" office:value="0.104443338919" calcext:value-type="float">
            <text:p>0.1044433389</text:p>
          </table:table-cell>
          <table:table-cell office:value-type="float" office:value="0.169742997523" calcext:value-type="float">
            <text:p>0.1697429975</text:p>
          </table:table-cell>
          <table:table-cell office:value-type="float" office:value="0.95205811138" calcext:value-type="float">
            <text:p>0.9520581114</text:p>
          </table:table-cell>
          <table:table-cell office:value-type="float" office:value="0.161016949153" calcext:value-type="float">
            <text:p>0.1610169492</text:p>
          </table:table-cell>
          <table:table-cell office:value-type="float" office:value="0.277777777778" calcext:value-type="float">
            <text:p>0.2777777778</text:p>
          </table:table-cell>
          <table:table-cell office:value-type="float" office:value="0.282363132363" calcext:value-type="float">
            <text:p>0.2823631324</text:p>
          </table:table-cell>
          <table:table-cell office:value-type="float" office:value="0.716101694915" calcext:value-type="float">
            <text:p>0.7161016949</text:p>
          </table:table-cell>
          <table:table-cell office:value-type="float" office:value="0.432203389831" calcext:value-type="float">
            <text:p>0.4322033898</text:p>
          </table:table-cell>
          <table:table-cell office:value-type="float" office:value="0.314518002323" calcext:value-type="float">
            <text:p>0.3145180023</text:p>
          </table:table-cell>
          <table:table-cell office:value-type="float" office:value="0.451111111111" calcext:value-type="float">
            <text:p>0.4511111111</text:p>
          </table:table-cell>
          <table:table-cell office:value-type="float" office:value="0.74011299435" calcext:value-type="float">
            <text:p>0.7401129944</text:p>
          </table:table-cell>
          <table:table-cell office:value-type="float" office:value="0.610169491525" calcext:value-type="float">
            <text:p>0.6101694915</text:p>
          </table:table-cell>
          <table:table-cell office:value-type="float" office:value="0.167261904762" calcext:value-type="float">
            <text:p>0.1672619048</text:p>
          </table:table-cell>
          <table:table-cell office:value-type="float" office:value="0.338789386401" calcext:value-type="float">
            <text:p>0.3387893864</text:p>
          </table:table-cell>
          <table:table-cell office:value-type="float" office:value="0.830508474576" calcext:value-type="float">
            <text:p>0.8305084746</text:p>
          </table:table-cell>
          <table:table-cell office:value-type="float" office:value="0.322033898305" calcext:value-type="float">
            <text:p>0.32203389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diusNeighbors</text:p>
          </table:table-cell>
          <table:table-cell table:formula="of:=2*(([.C4]*[.D4])/([.C4]+[.D4]))" office:value-type="float" office:value="0.0522022838498705" calcext:value-type="float">
            <text:p>0.0522022838</text:p>
          </table:table-cell>
          <table:table-cell office:value-type="float" office:value="0.0322580645161" calcext:value-type="float">
            <text:p>0.0322580645</text:p>
          </table:table-cell>
          <table:table-cell office:value-type="float" office:value="0.136752136752" calcext:value-type="float">
            <text:p>0.1367521368</text:p>
          </table:table-cell>
          <table:table-cell office:value-type="float" office:value="0.952979770366" calcext:value-type="float">
            <text:p>0.9529797704</text:p>
          </table:table-cell>
          <table:table-cell office:value-type="float" office:value="0.271186440678" calcext:value-type="float">
            <text:p>0.2711864407</text:p>
          </table:table-cell>
          <table:table-cell office:value-type="float" office:value="0.25" calcext:value-type="float">
            <text:p>0.25</text:p>
          </table:table-cell>
          <table:table-cell office:value-type="float" office:value="0.533898305085" calcext:value-type="float">
            <text:p>0.5338983051</text:p>
          </table:table-cell>
          <table:table-cell office:value-type="float" office:value="0.766949152542" calcext:value-type="float">
            <text:p>0.7669491525</text:p>
          </table:table-cell>
          <table:table-cell office:value-type="float" office:value="0.533898305085" calcext:value-type="float">
            <text:p>0.5338983051</text:p>
          </table:table-cell>
          <table:table-cell office:value-type="float" office:value="0.342857142857" calcext:value-type="float">
            <text:p>0.3428571429</text:p>
          </table:table-cell>
          <table:table-cell office:value-type="float" office:value="0.850427350427" calcext:value-type="float">
            <text:p>0.8504273504</text:p>
          </table:table-cell>
          <table:table-cell office:value-type="float" office:value="0.802259887006" calcext:value-type="float">
            <text:p>0.802259887</text:p>
          </table:table-cell>
          <table:table-cell office:value-type="float" office:value="0.703389830508" calcext:value-type="float">
            <text:p>0.703389830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47863247863" calcext:value-type="float">
            <text:p>0.2478632479</text:p>
          </table:table-cell>
          <table:table-cell office:value-type="float" office:value="0.872881355932" calcext:value-type="float">
            <text:p>0.8728813559</text:p>
          </table:table-cell>
          <table:table-cell office:value-type="float" office:value="0.491525423729" calcext:value-type="float">
            <text:p>0.4915254237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4:40:44.048097914</meta:creation-date>
    <dc:date>2016-09-27T17:13:55.847012281</dc:date>
    <meta:editing-duration>PT2H18M</meta:editing-duration>
    <meta:editing-cycles>2</meta:editing-cycles>
    <meta:generator>LibreOffice/4.2.8.2$Linux_X86_64 LibreOffice_project/420m0$Build-2</meta:generator>
    <meta:document-statistic meta:table-count="1" meta:cell-count="72" meta:object-count="0"/>
  </office:meta>
</office:document-meta>
</file>